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FSubSetFile.hasCv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SubSetFile.createMaxp( FontFileReader in ,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TFSubSetFile.writeULong( int pos ,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TFSubSetFile.createPrep( FontFileReader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TFSubSetFile.log2(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SubSetFile.remapComposite( FontFileReader in , Map glyphs , int glyphOffset , Integer glyphId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TFSubSetFile.getIncludedGlyphs( FontFileReader in , int glyphOffset , Integer glyphId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TFSubSetFile.createHead( FontFileReader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TFSubSetFile.createLoca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TFSubSetFile.createCvt( FontFileReader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TFSubSetFile.createHhea( FontFileReader in ,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TFSubSetFile.writeByte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SubSetFile.createCheckSumAdjus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TFSubSetFile.getLongCheckSum( int start , int 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TFSubSetFile.determineTableCou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TFSubSetFile.pad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TFSubSetFile.createGlyf( FontFileReader in , Map glyph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TTFSubSetFile.hasFpg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SubSetFile.readFont( FontFileReader in , String name , Map glyph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TFSubSetFile.createHmtx( FontFileReader in , Map glyph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TFSubSetFile.writeStri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TFSubSetFile.maxPow2( in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TFSubSetFile.createFpgm( FontFileReader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TFSubSetFile.writeUShort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TFSubSetFile.writeUShort( int pos ,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TFSubSetFile.writeULong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TFSubSetFile.scanGlyphs( FontFileReader in , Map glyph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TFSubSetFile.hasPr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SubSetFile.createDire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TFSubSetFile.getCheckSum( int start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SubSetFile.readUShort( in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TFSubSetFile.readShort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FSubSetFile.ini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